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ooow="http://openoffice.org/2004/writer" xmlns:dr3d="urn:oasis:names:tc:opendocument:xmlns:dr3d:1.0" xmlns:xsi="http://www.w3.org/2001/XMLSchema-instance" xmlns:fo="urn:oasis:names:tc:opendocument:xmlns:xsl-fo-compatible:1.0" xmlns:xlink="http://www.w3.org/1999/xlink" xmlns:office="urn:oasis:names:tc:opendocument:xmlns:office:1.0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style="urn:oasis:names:tc:opendocument:xmlns:style:1.0" xmlns:dom="http://www.w3.org/2001/xml-events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List_20_1" style:list-style-name="List_20_1"/>
    <style:style style:name="P2" style:family="paragraph" style:parent-style-name="Numbering_20_1" style:list-style-name="Numbering_20_1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family="paragraph" style:list-style-name="List_20_1" style:name="details_P1" style:parent-style-name="details"/>
    <style:style style:family="paragraph" style:list-style-name="Numbering_20_1" style:name="details_P2" style:parent-style-name="details"/>
    <style:style style:family="paragraph" style:name="details_P3" style:parent-style-name="details">
      <style:paragraph-properties fo:text-align="center" style:justify-single-word="false"/>
    </style:style>
    <style:style style:family="paragraph" style:name="details_P4" style:parent-style-name="details">
      <style:paragraph-properties fo:text-align="end" style:justify-single-word="false"/>
    </style:style>
    <style:style style:family="paragraph" style:name="details_P5" style:parent-style-name="details">
      <style:paragraph-properties fo:text-align="justify" style:justify-single-word="false"/>
    </style:style>
    <style:style style:family="paragraph" style:list-style-name="List_20_1" style:name="attributes_P1" style:parent-style-name="attributes"/>
    <style:style style:family="paragraph" style:list-style-name="Numbering_20_1" style:name="attributes_P2" style:parent-style-name="attributes"/>
    <style:style style:family="paragraph" style:name="attributes_P3" style:parent-style-name="attributes">
      <style:paragraph-properties fo:text-align="center" style:justify-single-word="false"/>
    </style:style>
    <style:style style:family="paragraph" style:name="attributes_P4" style:parent-style-name="attributes">
      <style:paragraph-properties fo:text-align="end" style:justify-single-word="false"/>
    </style:style>
    <style:style style:family="paragraph" style:name="attributes_P5" style:parent-style-name="attributes">
      <style:paragraph-properties fo:text-align="justify" style:justify-single-word="false"/>
    </style:style>
    <style:style style:family="paragraph" style:list-style-name="List_20_1" style:name="note_P1" style:parent-style-name="note"/>
    <style:style style:family="paragraph" style:list-style-name="Numbering_20_1" style:name="note_P2" style:parent-style-name="note"/>
    <style:style style:family="paragraph" style:name="note_P3" style:parent-style-name="note">
      <style:paragraph-properties fo:text-align="center" style:justify-single-word="false"/>
    </style:style>
    <style:style style:family="paragraph" style:name="note_P4" style:parent-style-name="note">
      <style:paragraph-properties fo:text-align="end" style:justify-single-word="false"/>
    </style:style>
    <style:style style:family="paragraph" style:name="note_P5" style:parent-style-name="note">
      <style:paragraph-properties fo:text-align="justify" style:justify-single-word="false"/>
    </style:style>
    <style:style style:family="paragraph" style:list-style-name="List_20_1" style:name="floating_P1" style:parent-style-name="floating"/>
    <style:style style:family="paragraph" style:list-style-name="Numbering_20_1" style:name="floating_P2" style:parent-style-name="floating"/>
    <style:style style:family="paragraph" style:name="floating_P3" style:parent-style-name="floating">
      <style:paragraph-properties fo:text-align="center" style:justify-single-word="false"/>
    </style:style>
    <style:style style:family="paragraph" style:name="floating_P4" style:parent-style-name="floating">
      <style:paragraph-properties fo:text-align="end" style:justify-single-word="false"/>
    </style:style>
    <style:style style:family="paragraph" style:name="floating_P5" style:parent-style-name="floating">
      <style:paragraph-properties fo:text-align="justify" style:justify-single-word="false"/>
    </style:style>
    <style:style style:family="paragraph" style:list-style-name="List_20_1" style:name="details_P1" style:parent-style-name="details"/>
    <style:style style:family="paragraph" style:list-style-name="Numbering_20_1" style:name="details_P2" style:parent-style-name="details"/>
    <style:style style:family="paragraph" style:name="details_P3" style:parent-style-name="details">
      <style:paragraph-properties fo:text-align="center" style:justify-single-word="false"/>
    </style:style>
    <style:style style:family="paragraph" style:name="details_P4" style:parent-style-name="details">
      <style:paragraph-properties fo:text-align="end" style:justify-single-word="false"/>
    </style:style>
    <style:style style:family="paragraph" style:name="details_P5" style:parent-style-name="details">
      <style:paragraph-properties fo:text-align="justify" style:justify-single-word="false"/>
    </style:style>
    <style:style style:family="paragraph" style:list-style-name="List_20_1" style:name="attributes_P1" style:parent-style-name="attributes"/>
    <style:style style:family="paragraph" style:list-style-name="Numbering_20_1" style:name="attributes_P2" style:parent-style-name="attributes"/>
    <style:style style:family="paragraph" style:name="attributes_P3" style:parent-style-name="attributes">
      <style:paragraph-properties fo:text-align="center" style:justify-single-word="false"/>
    </style:style>
    <style:style style:family="paragraph" style:name="attributes_P4" style:parent-style-name="attributes">
      <style:paragraph-properties fo:text-align="end" style:justify-single-word="false"/>
    </style:style>
    <style:style style:family="paragraph" style:name="attributes_P5" style:parent-style-name="attributes">
      <style:paragraph-properties fo:text-align="justify" style:justify-single-word="false"/>
    </style:style>
    <style:style style:family="paragraph" style:list-style-name="List_20_1" style:name="note_P1" style:parent-style-name="note"/>
    <style:style style:family="paragraph" style:list-style-name="Numbering_20_1" style:name="note_P2" style:parent-style-name="note"/>
    <style:style style:family="paragraph" style:name="note_P3" style:parent-style-name="note">
      <style:paragraph-properties fo:text-align="center" style:justify-single-word="false"/>
    </style:style>
    <style:style style:family="paragraph" style:name="note_P4" style:parent-style-name="note">
      <style:paragraph-properties fo:text-align="end" style:justify-single-word="false"/>
    </style:style>
    <style:style style:family="paragraph" style:name="note_P5" style:parent-style-name="note">
      <style:paragraph-properties fo:text-align="justify" style:justify-single-word="false"/>
    </style:style>
    <style:style style:family="paragraph" style:list-style-name="List_20_1" style:name="floating_P1" style:parent-style-name="floating"/>
    <style:style style:family="paragraph" style:list-style-name="Numbering_20_1" style:name="floating_P2" style:parent-style-name="floating"/>
    <style:style style:family="paragraph" style:name="floating_P3" style:parent-style-name="floating">
      <style:paragraph-properties fo:text-align="center" style:justify-single-word="false"/>
    </style:style>
    <style:style style:family="paragraph" style:name="floating_P4" style:parent-style-name="floating">
      <style:paragraph-properties fo:text-align="end" style:justify-single-word="false"/>
    </style:style>
    <style:style style:family="paragraph" style:name="floating_P5" style:parent-style-name="floating">
      <style:paragraph-properties fo:text-align="justify" style:justify-single-word="false"/>
    </style:style>
    <style:style style:family="paragraph" style:list-style-name="List_20_1" style:name="details_P1" style:parent-style-name="details"/>
    <style:style style:family="paragraph" style:list-style-name="Numbering_20_1" style:name="details_P2" style:parent-style-name="details"/>
    <style:style style:family="paragraph" style:name="details_P3" style:parent-style-name="details">
      <style:paragraph-properties fo:text-align="center" style:justify-single-word="false"/>
    </style:style>
    <style:style style:family="paragraph" style:name="details_P4" style:parent-style-name="details">
      <style:paragraph-properties fo:text-align="end" style:justify-single-word="false"/>
    </style:style>
    <style:style style:family="paragraph" style:name="details_P5" style:parent-style-name="details">
      <style:paragraph-properties fo:text-align="justify" style:justify-single-word="false"/>
    </style:style>
    <style:style style:family="paragraph" style:list-style-name="List_20_1" style:name="attributes_P1" style:parent-style-name="attributes"/>
    <style:style style:family="paragraph" style:list-style-name="Numbering_20_1" style:name="attributes_P2" style:parent-style-name="attributes"/>
    <style:style style:family="paragraph" style:name="attributes_P3" style:parent-style-name="attributes">
      <style:paragraph-properties fo:text-align="center" style:justify-single-word="false"/>
    </style:style>
    <style:style style:family="paragraph" style:name="attributes_P4" style:parent-style-name="attributes">
      <style:paragraph-properties fo:text-align="end" style:justify-single-word="false"/>
    </style:style>
    <style:style style:family="paragraph" style:name="attributes_P5" style:parent-style-name="attributes">
      <style:paragraph-properties fo:text-align="justify" style:justify-single-word="false"/>
    </style:style>
    <style:style style:family="paragraph" style:list-style-name="List_20_1" style:name="note_P1" style:parent-style-name="note"/>
    <style:style style:family="paragraph" style:list-style-name="Numbering_20_1" style:name="note_P2" style:parent-style-name="note"/>
    <style:style style:family="paragraph" style:name="note_P3" style:parent-style-name="note">
      <style:paragraph-properties fo:text-align="center" style:justify-single-word="false"/>
    </style:style>
    <style:style style:family="paragraph" style:name="note_P4" style:parent-style-name="note">
      <style:paragraph-properties fo:text-align="end" style:justify-single-word="false"/>
    </style:style>
    <style:style style:family="paragraph" style:name="note_P5" style:parent-style-name="note">
      <style:paragraph-properties fo:text-align="justify" style:justify-single-word="false"/>
    </style:style>
    <style:style style:family="paragraph" style:list-style-name="List_20_1" style:name="floating_P1" style:parent-style-name="floating"/>
    <style:style style:family="paragraph" style:list-style-name="Numbering_20_1" style:name="floating_P2" style:parent-style-name="floating"/>
    <style:style style:family="paragraph" style:name="floating_P3" style:parent-style-name="floating">
      <style:paragraph-properties fo:text-align="center" style:justify-single-word="false"/>
    </style:style>
    <style:style style:family="paragraph" style:name="floating_P4" style:parent-style-name="floating">
      <style:paragraph-properties fo:text-align="end" style:justify-single-word="false"/>
    </style:style>
    <style:style style:family="paragraph" style:name="floating_P5" style:parent-style-name="floating">
      <style:paragraph-properties fo:text-align="justify" style:justify-single-word="false"/>
    </style:style>
    <style:style style:family="paragraph" style:list-style-name="List_20_1" style:name="Text_20_body_P1" style:parent-style-name="Text_20_body"/>
    <style:style style:family="paragraph" style:list-style-name="Numbering_20_1" style:name="Text_20_body_P2" style:parent-style-name="Text_20_body"/>
    <style:style style:family="paragraph" style:name="Text_20_body_P3" style:parent-style-name="Text_20_body">
      <style:paragraph-properties fo:text-align="center" style:justify-single-word="false"/>
    </style:style>
    <style:style style:family="paragraph" style:name="Text_20_body_P4" style:parent-style-name="Text_20_body">
      <style:paragraph-properties fo:text-align="end" style:justify-single-word="false"/>
    </style:style>
    <style:style style:family="paragraph" style:name="Text_20_body_P5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bernate</text:p>
      <text:p text:style-name="Text_20_body">POJO/POCO</text:p>
      <text:list text:style-name="List_20_1">
        <text:list-item>
          <text:p text:style-name="Text_20_body_P1">Constructor vacío</text:p>
        </text:list-item>
        <text:list-item>
          <text:p text:style-name="Text_20_body_P1">Identificador</text:p>
          <text:list text:style-name="List_20_1">
            <text:list-item>
              <text:p text:style-name="Text_20_body_P1">Normalmente es la clave primaria</text:p>
            </text:list-item>
          </text:list>
        </text:list-item>
        <text:list-item>
          <text:p text:style-name="Text_20_body_P1">Propiedades</text:p>
          <text:list text:style-name="List_20_1">
            <text:list-item>
              <text:p text:style-name="Text_20_body_P1">getters y setters</text:p>
            </text:list-item>
          </text:list>
        </text:list-item>
      </text:list>
      <text:p text:style-name="Text_20_body">Estados</text:p>
      <text:list text:style-name="List_20_1">
        <text:list-item>
          <text:p text:style-name="Text_20_body_P1">Transient</text:p>
          <text:list text:style-name="List_20_1">
            <text:list-item>
              <text:p text:style-name="Text_20_body_P1">No ha tenido ninguna relación con Hibernate</text:p>
            </text:list-item>
            <text:list-item>
              <text:p text:style-name="Text_20_body_P1">new</text:p>
            </text:list-item>
            <text:list-item>
              <text:p text:style-name="Text_20_body_P1">No tiene identificador</text:p>
            </text:list-item>
            <text:list-item>
              <text:p text:style-name="Text_20_body_P1">No hay fila en la base de datos para el objeto</text:p>
            </text:list-item>
            <text:list-item>
              <text:p text:style-name="Text_20_body_P1">Los cambios del objeto, no se reflejan en la base de datos</text:p>
            </text:list-item>
          </text:list>
        </text:list-item>
        <text:list-item>
          <text:p text:style-name="Text_20_body_P1">Persistent</text:p>
          <text:list text:style-name="List_20_1">
            <text:list-item>
              <text:p text:style-name="Text_20_body_P1">Asociado a un contexto de persistencia (sesión)</text:p>
            </text:list-item>
            <text:list-item>
              <text:p text:style-name="Text_20_body_P1">Tiene un identificador</text:p>
              <text:list text:style-name="List_20_1">
                <text:list-item>
                  <text:p text:style-name="Text_20_body_P1">Normalmente en una fila de la base de datos</text:p>
                </text:list-item>
              </text:list>
            </text:list-item>
            <text:list-item>
              <text:p text:style-name="Text_20_body_P1">Los cambios se reflejan en la base de datos (al hacer commit)</text:p>
            </text:list-item>
            <text:list-item>
              <text:p text:style-name="Text_20_body_P1">Transient -&gt; save(objeto) -&gt; Persistent</text:p>
            </text:list-item>
          </text:list>
        </text:list-item>
        <text:list-item>
          <text:p text:style-name="Text_20_body_P1">Detached</text:p>
          <text:list text:style-name="List_20_1">
            <text:list-item>
              <text:p text:style-name="Text_20_body_P1">Fue persistent</text:p>
            </text:list-item>
            <text:list-item>
              <text:p text:style-name="Text_20_body_P1">Se perdió el contexto</text:p>
            </text:list-item>
            <text:list-item>
              <text:p text:style-name="Text_20_body_P1">Tiene identificador</text:p>
            </text:list-item>
            <text:list-item>
              <text:p text:style-name="Text_20_body_P1">Los cambios no se guardan</text:p>
            </text:list-item>
            <text:list-item>
              <text:p text:style-name="Text_20_body_P1">Detached -&gt; merge(objeto) -&gt; Persistent</text:p>
            </text:list-item>
          </text:list>
        </text:list-item>
      </text:list>
      <text:p text:style-name="Text_20_body">Métodos</text:p>
      <text:list text:style-name="List_20_1">
        <text:list-item>
          <text:p text:style-name="Text_20_body_P1">Transient -&gt; Persistent</text:p>
          <text:list text:style-name="List_20_1">
            <text:list-item>
              <text:p text:style-name="Text_20_body_P1">save()</text:p>
            </text:list-item>
            <text:list-item>
              <text:p text:style-name="Text_20_body_P1">persist()</text:p>
              <text:list text:style-name="List_20_1">
                <text:list-item>
                  <text:p text:style-name="Text_20_body_P1">JPA</text:p>
                </text:list-item>
              </text:list>
            </text:list-item>
            <text:list-item>
              <text:p text:style-name="Text_20_body_P1">saveOrUpdate()</text:p>
            </text:list-item>
          </text:list>
        </text:list-item>
        <text:list-item>
          <text:p text:style-name="Text_20_body_P1">Persistent -&gt; Transient</text:p>
          <text:list text:style-name="List_20_1">
            <text:list-item>
              <text:p text:style-name="Text_20_body_P1">delete()</text:p>
            </text:list-item>
          </text:list>
        </text:list-item>
        <text:list-item>
          <text:p text:style-name="Text_20_body_P1">Persistent</text:p>
          <text:list text:style-name="List_20_1">
            <text:list-item>
              <text:p text:style-name="Text_20_body_P1">get()</text:p>
              <text:list text:style-name="List_20_1">
                <text:list-item>
                  <text:p text:style-name="Text_20_body_P1">Devuelve null si no encuentra</text:p>
                </text:list-item>
              </text:list>
            </text:list-item>
            <text:list-item>
              <text:p text:style-name="Text_20_body_P1">load()</text:p>
              <text:list text:style-name="List_20_1">
                <text:list-item>
                  <text:p text:style-name="Text_20_body_P1">Lanza excepción si no encuentra</text:p>
                </text:list-item>
              </text:list>
            </text:list-item>
            <text:list-item>
              <text:p text:style-name="Text_20_body_P1">refresh()</text:p>
              <text:list text:style-name="List_20_1">
                <text:list-item>
                  <text:p text:style-name="Text_20_body_P1">Actualiza el objeto persistente con los datos de la base de datos</text:p>
                </text:list-item>
              </text:list>
            </text:list-item>
          </text:list>
        </text:list-item>
        <text:list-item>
          <text:p text:style-name="Text_20_body_P1">Detached -&gt; Persistent</text:p>
          <text:list text:style-name="List_20_1">
            <text:list-item>
              <text:p text:style-name="Text_20_body_P1">saveOrUpdate()</text:p>
              <text:list text:style-name="List_20_1">
                <text:list-item>
                  <text:p text:style-name="Text_20_body_P1">Guarda como nuevo si no existe</text:p>
                </text:list-item>
                <text:list-item>
                  <text:p text:style-name="Text_20_body_P1">Modifica si existe</text:p>
                </text:list-item>
              </text:list>
            </text:list-item>
            <text:list-item>
              <text:p text:style-name="Text_20_body_P1">lock()</text:p>
            </text:list-item>
            <text:list-item>
              <text:p text:style-name="Text_20_body_P1">replicate()</text:p>
            </text:list-item>
            <text:list-item>
              <text:p text:style-name="Text_20_body_P1">persistent = merge(detached)</text:p>
              <text:list text:style-name="List_20_1">
                <text:list-item>
                  <text:p text:style-name="Text_20_body_P1">El objeto pasado queda Detached</text:p>
                </text:list-item>
              </text:list>
            </text:list-item>
            <text:list-item>
              <text:p text:style-name="Text_20_body_P1">update(detachedConvertidoAPersistent)</text:p>
            </text:list-item>
          </text:list>
        </text:list-item>
        <text:list-item>
          <text:p text:style-name="Text_20_body_P1">isDirty()</text:p>
          <text:list text:style-name="List_20_1">
            <text:list-item>
              <text:p text:style-name="Text_20_body_P1">Comprobar si hay cambios pendientes de persistir</text:p>
            </text:list-item>
          </text:list>
        </text:list-item>
      </text:list>
      <text:p text:style-name="Text_20_body">Configuración</text:p>
      <text:list text:style-name="List_20_1">
        <text:list-item>
          <text:p text:style-name="Text_20_body_P1">class</text:p>
          <text:list text:style-name="List_20_1">
            <text:list-item>
              <text:p text:style-name="Text_20_body_P1">Atributos</text:p>
              <text:list text:style-name="List_20_1">
                <text:list-item>
                  <text:p text:style-name="Text_20_body_P1">name</text:p>
                  <text:list text:style-name="List_20_1">
                    <text:list-item>
                      <text:p text:style-name="Text_20_body_P1">Clase</text:p>
                    </text:list-item>
                  </text:list>
                </text:list-item>
                <text:list-item>
                  <text:p text:style-name="Text_20_body_P1">table</text:p>
                  <text:list text:style-name="List_20_1">
                    <text:list-item>
                      <text:p text:style-name="Text_20_body_P1">Nombre de clase a secas</text:p>
                    </text:list-item>
                  </text:list>
                </text:list-item>
                <text:list-item>
                  <text:p text:style-name="Text_20_body_P1">discriminator-value</text:p>
                  <text:list text:style-name="List_20_1">
                    <text:list-item>
                      <text:p text:style-name="Text_20_body_P1">Nombre de clase a secas</text:p>
                    </text:list-item>
                    <text:list-item>
                      <text:p text:style-name="Text_20_body_P1">Para subclases</text:p>
                    </text:list-item>
                  </text:list>
                </text:list-item>
                <text:list-item>
                  <text:p text:style-name="Text_20_body_P1">dynamic-update</text:p>
                  <text:list text:style-name="List_20_1">
                    <text:list-item>
                      <text:p text:style-name="Text_20_body_P1">false</text:p>
                    </text:list-item>
                    <text:list-item>
                      <text:p text:style-name="Text_20_body_P1">Si true, sólo columnas cambiadas</text:p>
                    </text:list-item>
                  </text:list>
                </text:list-item>
                <text:list-item>
                  <text:p text:style-name="Text_20_body_P1">dynamic-insert</text:p>
                  <text:list text:style-name="List_20_1">
                    <text:list-item>
                      <text:p text:style-name="Text_20_body_P1">false</text:p>
                    </text:list-item>
                    <text:list-item>
                      <text:p text:style-name="Text_20_body_P1">Si true, sólo columnas sin valores null</text:p>
                    </text:list-item>
                  </text:list>
                </text:list-item>
                <text:list-item>
                  <text:p text:style-name="Text_20_body_P1">optimistic-lock</text:p>
                  <text:list text:style-name="List_20_1">
                    <text:list-item>
                      <text:p text:style-name="Text_20_body_P1">version</text:p>
                    </text:list-item>
                    <text:list-item>
                      <text:p text:style-name="Text_20_body_P1">none</text:p>
                    </text:list-item>
                    <text:list-item>
                      <text:p text:style-name="Text_20_body_P1">dirty</text:p>
                    </text:list-item>
                    <text:list-item>
                      <text:p text:style-name="Text_20_body_P1">all</text:p>
                    </text:list-item>
                  </text:list>
                </text:list-item>
                <text:list-item>
                  <text:p text:style-name="Text_20_body_P1">lazy</text:p>
                  <text:list text:style-name="List_20_1">
                    <text:list-item>
                      <text:p text:style-name="Text_20_body_P1">true</text:p>
                      <text:list text:style-name="List_20_1">
                        <text:list-item>
                          <text:p text:style-name="Text_20_body_P1">
<text:span text:style-name="T2">Para resultados directos</text:span>
</text:p>
                        </text:list-item>
                        <text:list-item>
                          <text:p text:style-name="Text_20_body_P1">Antes todo true</text:p>
                        </text:list-item>
                        <text:list-item>
                          <text:p text:style-name="Text_20_body_P1">Cambió por JPA</text:p>
                        </text:list-item>
                      </text:list>
                    </text:list-item>
                    <text:list-item>
                      <text:p text:style-name="Text_20_body_P1">false</text:p>
                      <text:list text:style-name="List_20_1">
                        <text:list-item>
                          <text:p text:style-name="Text_20_body_P1">Para resultados indirectos</text:p>
                        </text:list-item>
                      </text:list>
                    </text:list-item>
                  </text:list>
                </text:list-item>
                <text:list-item>
                  <text:p text:style-name="Text_20_body_P1">...</text:p>
                </text:list-item>
              </text:list>
            </text:list-item>
            <text:list-item>
              <text:p text:style-name="Text_20_body_P1">id</text:p>
              <text:list text:style-name="List_20_1">
                <text:list-item>
                  <text:p text:style-name="Text_20_body_P1">generator class</text:p>
                  <text:list text:style-name="List_20_1">
                    <text:list-item>
                      <text:p text:style-name="Text_20_body_P1">assigned</text:p>
                      <text:list text:style-name="List_20_1">
                        <text:list-item>
                          <text:p text:style-name="Text_20_body_P1">Se toma el id proporcionado</text:p>
                        </text:list-item>
                        <text:list-item>
                          <text:p text:style-name="Text_20_body_P1">No se autogenera</text:p>
                        </text:list-item>
                      </text:list>
                    </text:list-item>
                    <text:list-item>
                      <text:p text:style-name="Text_20_body_P1">increment</text:p>
                      <text:list text:style-name="List_20_1">
                        <text:list-item>
                          <text:p text:style-name="Text_20_body_P1">No vale para cluster</text:p>
                        </text:list-item>
                      </text:list>
                    </text:list-item>
                    <text:list-item>
                      <text:p text:style-name="Text_20_body_P1">identity</text:p>
                      <text:list text:style-name="List_20_1">
                        <text:list-item>
                          <text:p text:style-name="Text_20_body_P1">DB2</text:p>
                        </text:list-item>
                        <text:list-item>
                          <text:p text:style-name="Text_20_body_P1">MySQL</text:p>
                        </text:list-item>
                        <text:list-item>
                          <text:p text:style-name="Text_20_body_P1">MS SQL</text:p>
                        </text:list-item>
                        <text:list-item>
                          <text:p text:style-name="Text_20_body_P1">Sybase</text:p>
                        </text:list-item>
                        <text:list-item>
                          <text:p text:style-name="Text_20_body_P1">HypersonicSQL</text:p>
                        </text:list-item>
                        <text:list-item>
                          <text:p text:style-name="Text_20_body_P1">...</text:p>
                        </text:list-item>
                      </text:list>
                    </text:list-item>
                    <text:list-item>
                      <text:p text:style-name="Text_20_body_P1">native</text:p>
                      <text:list text:style-name="List_20_1">
                        <text:list-item>
                          <text:p text:style-name="Text_20_body_P1">Depende de la base de datos</text:p>
                          <text:list text:style-name="List_20_1">
                            <text:list-item>
                              <text:p text:style-name="Text_20_body_P1">identity</text:p>
                            </text:list-item>
                            <text:list-item>
                              <text:p text:style-name="Text_20_body_P1">sequence</text:p>
                            </text:list-item>
                            <text:list-item>
                              <text:p text:style-name="Text_20_body_P1">hil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Text_20_body_P1">uuid</text:p>
                      <text:list text:style-name="List_20_1">
                        <text:list-item>
                          <text:p text:style-name="Text_20_body_P1">Id autogenerado</text:p>
                        </text:list-item>
                      </text:list>
                    </text:list-item>
                    <text:list-item>
                      <text:p text:style-name="Text_20_body_P1">hilo</text:p>
                    </text:list-item>
                  </text:list>
                </text:list-item>
              </text:list>
            </text:list-item>
            <text:list-item>
              <text:p text:style-name="Text_20_body_P1">property</text:p>
              <text:list text:style-name="List_20_1">
                <text:list-item>
                  <text:p text:style-name="Text_20_body_P1">name</text:p>
                  <text:list text:style-name="List_20_1">
                    <text:list-item>
                      <text:p text:style-name="Text_20_body_P1">Nombre de la propiedad con inicial en minúscula</text:p>
                    </text:list-item>
                  </text:list>
                </text:list-item>
                <text:list-item>
                  <text:p text:style-name="Text_20_body_P1">column</text:p>
                  <text:list text:style-name="List_20_1">
                    <text:list-item>
                      <text:p text:style-name="Text_20_body_P1">Igual que name</text:p>
                    </text:list-item>
                  </text:list>
                </text:list-item>
                <text:list-item>
                  <text:p text:style-name="Text_20_body_P1">unique</text:p>
                  <text:list text:style-name="List_20_1">
                    <text:list-item>
                      <text:p text:style-name="Text_20_body_P1">false</text:p>
                    </text:list-item>
                  </text:list>
                </text:list-item>
                <text:list-item>
                  <text:p text:style-name="Text_20_body_P1">not-null</text:p>
                  <text:list text:style-name="List_20_1">
                    <text:list-item>
                      <text:p text:style-name="Text_20_body_P1">false</text:p>
                    </text:list-item>
                  </text:list>
                </text:list-item>
                <text:list-item>
                  <text:p text:style-name="Text_20_body_P1">type</text:p>
                  <text:list text:style-name="List_20_1">
                    <text:list-item>
                      <text:p text:style-name="Text_20_body_P1">Tipo hibernate</text:p>
                    </text:list-item>
                  </text:list>
                </text:list-item>
                <text:list-item>
                  <text:p text:style-name="Text_20_body_P1">length</text:p>
                </text:list-item>
                <text:list-item>
                  <text:p text:style-name="Text_20_body_P1">precision</text:p>
                </text:list-item>
                <text:list-item>
                  <text:p text:style-name="Text_20_body_P1">scale</text:p>
                </text:list-item>
                <text:list-item>
                  <text:p text:style-name="Text_20_body_P1">optimistic-lock</text:p>
                  <text:list text:style-name="List_20_1">
                    <text:list-item>
                      <text:p text:style-name="Text_20_body_P1">true</text:p>
                    </text:list-item>
                  </text:list>
                </text:list-item>
                <text:list-item>
                  <text:p text:style-name="Text_20_body_P1">generated</text:p>
                  <text:list text:style-name="List_20_1">
                    <text:list-item>
                      <text:p text:style-name="Text_20_body_P1">never</text:p>
                    </text:list-item>
                    <text:list-item>
                      <text:p text:style-name="Text_20_body_P1">insert</text:p>
                    </text:list-item>
                    <text:list-item>
                      <text:p text:style-name="Text_20_body_P1">always</text:p>
                    </text:list-item>
                  </text:list>
                </text:list-item>
                <text:list-item>
                  <text:p text:style-name="Text_20_body_P1">update</text:p>
                </text:list-item>
                <text:list-item>
                  <text:p text:style-name="Text_20_body_P1">insert</text:p>
                </text:list-item>
                <text:list-item>
                  <text:p text:style-name="Text_20_body_P1">...</text:p>
                </text:list-item>
              </text:list>
            </text:list-item>
            <text:list-item>
              <text:p text:style-name="Text_20_body_P1">one-to-one</text:p>
              <text:list text:style-name="List_20_1">
                <text:list-item>
                  <text:p text:style-name="Text_20_body_P1">name</text:p>
                  <text:list text:style-name="List_20_1">
                    <text:list-item>
                      <text:p text:style-name="Text_20_body_P1">Propiedad en clase principal</text:p>
                    </text:list-item>
                  </text:list>
                </text:list-item>
                <text:list-item>
                  <text:p text:style-name="Text_20_body_P1">class</text:p>
                  <text:list text:style-name="List_20_1">
                    <text:list-item>
                      <text:p text:style-name="Text_20_body_P1">Clase relacionada (tipo)</text:p>
                    </text:list-item>
                  </text:list>
                </text:list-item>
                <text:list-item>
                  <text:p text:style-name="Text_20_body_P1">cascade</text:p>
                  <text:list text:style-name="List_20_1">
                    <text:list-item>
                      <text:p text:style-name="Text_20_body_P1">save-update</text:p>
                    </text:list-item>
                  </text:list>
                </text:list-item>
                <text:list-item>
                  <text:p text:style-name="Text_20_body_P1">constrained</text:p>
                  <text:list text:style-name="List_20_1">
                    <text:list-item>
                      <text:p text:style-name="Text_20_body_P1">true</text:p>
                      <text:list text:style-name="List_20_1">
                        <text:list-item>
                          <text:p text:style-name="Text_20_body_P1">En la secundaria</text:p>
                        </text:list-item>
                      </text:list>
                    </text:list-item>
                    <text:list-item>
                      <text:p text:style-name="Text_20_body_P1">false</text:p>
                    </text:list-item>
                  </text:list>
                </text:list-item>
              </text:list>
            </text:list-item>
            <text:list-item>
              <text:p text:style-name="Text_20_body_P1">Colecciones</text:p>
              <text:list text:style-name="List_20_1">
                <text:list-item>
                  <text:p text:style-name="Text_20_body_P1">set</text:p>
                  <text:list text:style-name="List_20_1">
                    <text:list-item>
                      <text:p text:style-name="Text_20_body_P1">name="propiedad"</text:p>
                    </text:list-item>
                    <text:list-item>
                      <text:p text:style-name="Text_20_body_P1">key column="nombreclaveforanea"</text:p>
                    </text:list-item>
                    <text:list-item>
                      <text:p text:style-name="Text_20_body_P1">Sin repetidos (comparados con .equals)</text:p>
                    </text:list-item>
                    <text:list-item>
                      <text:p text:style-name="Text_20_body_P1">Sin ordenar</text:p>
                    </text:list-item>
                    <text:list-item>
                      <text:p text:style-name="Text_20_body_P1">Set de Java</text:p>
                    </text:list-item>
                    <text:list-item>
                      <text:p text:style-name="Text_20_body_P1">one-to-many class="...Clase"</text:p>
                    </text:list-item>
                  </text:list>
                </text:list-item>
                <text:list-item>
                  <text:p text:style-name="Text_20_body_P1">list</text:p>
                  <text:list text:style-name="List_20_1">
                    <text:list-item>
                      <text:p text:style-name="Text_20_body_P1">name="propiedad"</text:p>
                    </text:list-item>
                    <text:list-item>
                      <text:p text:style-name="Text_20_body_P1">key column="nombreclaveforanea"</text:p>
                    </text:list-item>
                    <text:list-item>
                      <text:p text:style-name="Text_20_body_P1">Con repetidos</text:p>
                    </text:list-item>
                    <text:list-item>
                      <text:p text:style-name="Text_20_body_P1">Ordenados</text:p>
                    </text:list-item>
                    <text:list-item>
                      <text:p text:style-name="Text_20_body_P1">List de Java</text:p>
                    </text:list-item>
                    <text:list-item>
                      <text:p text:style-name="Text_20_body_P1">list-index column="propiedad"</text:p>
                    </text:list-item>
                    <text:list-item>
                      <text:p text:style-name="Text_20_body_P1">one-to-many class="...Clase"</text:p>
                    </text:list-item>
                  </text:list>
                </text:list-item>
                <text:list-item>
                  <text:p text:style-name="Text_20_body_P1">array</text:p>
                  <text:list text:style-name="List_20_1">
                    <text:list-item>
                      <text:p text:style-name="Text_20_body_P1">name="propiedad"</text:p>
                    </text:list-item>
                    <text:list-item>
                      <text:p text:style-name="Text_20_body_P1">key column="nombreclaveforanea"</text:p>
                    </text:list-item>
                    <text:list-item>
                      <text:p text:style-name="Text_20_body_P1">Con repetidos</text:p>
                    </text:list-item>
                    <text:list-item>
                      <text:p text:style-name="Text_20_body_P1">Ordenados</text:p>
                    </text:list-item>
                    <text:list-item>
                      <text:p text:style-name="Text_20_body_P1">Array de Java</text:p>
                    </text:list-item>
                    <text:list-item>
                      <text:p text:style-name="Text_20_body_P1">one-to-many class="...Clase"</text:p>
                    </text:list-item>
                  </text:list>
                </text:list-item>
                <text:list-item>
                  <text:p text:style-name="Text_20_body_P1">bag</text:p>
                  <text:list text:style-name="List_20_1">
                    <text:list-item>
                      <text:p text:style-name="Text_20_body_P1">name="propiedad"</text:p>
                    </text:list-item>
                    <text:list-item>
                      <text:p text:style-name="Text_20_body_P1">key column="nombreclaveforanea"</text:p>
                    </text:list-item>
                    <text:list-item>
                      <text:p text:style-name="Text_20_body_P1">Con repetidos</text:p>
                    </text:list-item>
                    <text:list-item>
                      <text:p text:style-name="Text_20_body_P1">Sin ordenar</text:p>
                    </text:list-item>
                    <text:list-item>
                      <text:p text:style-name="Text_20_body_P1">List de Java</text:p>
                    </text:list-item>
                    <text:list-item>
                      <text:p text:style-name="Text_20_body_P1">one-to-many class="...Clase"</text:p>
                    </text:list-item>
                  </text:list>
                </text:list-item>
                <text:list-item>
                  <text:p text:style-name="Text_20_body_P1">map name="clavevalor"</text:p>
                  <text:list text:style-name="List_20_1">
                    <text:list-item>
                      <text:p text:style-name="Text_20_body_P1">key column="id"</text:p>
                    </text:list-item>
                    <text:list-item>
                      <text:p text:style-name="Text_20_body_P1">index column="nombrecolumnaclave"</text:p>
                    </text:list-item>
                    <text:list-item>
                      <text:p text:style-name="Text_20_body_P1">element column="nombrecolumnavalor"</text:p>
                    </text:list-item>
                  </text:list>
                </text:list-item>
              </text:list>
            </text:list-item>
            <text:list-item>
              <text:p text:style-name="Text_20_body_P1">Varios a varios</text:p>
              <text:list text:style-name="List_20_1">
                <text:list-item>
                  <text:p text:style-name="Text_20_body_P1">a</text:p>
                  <text:list text:style-name="List_20_1">
                    <text:list-item>
                      <text:p text:style-name="Text_20_body_P1">set name="b" inverse="true en uno y false en otro"</text:p>
                      <text:list text:style-name="List_20_1">
                        <text:list-item>
                          <text:p text:style-name="Text_20_body_P1">key column="a_id"</text:p>
                        </text:list-item>
                        <text:list-item>
                          <text:p text:style-name="Text_20_body_P1">many-to-many column="b_id" class="B"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Text_20_body_P1">Composición</text:p>
              <text:list text:style-name="List_20_1">
                <text:list-item>
                  <text:p text:style-name="Text_20_body_P1">component name="propiedad"</text:p>
                  <text:list text:style-name="List_20_1">
                    <text:list-item>
                      <text:p text:style-name="Text_20_body_P1">property name="propiedadContenida"</text:p>
                    </text:list-item>
                  </text:list>
                </text:list-item>
              </text:list>
            </text:list-item>
            <text:list-item>
              <text:p text:style-name="Text_20_body_P1">Herencia</text:p>
              <text:list text:style-name="List_20_1">
                <text:list-item>
                  <text:p text:style-name="Text_20_body_P1">Una tabla para toda la herencia</text:p>
                  <text:list text:style-name="List_20_1">
                    <text:list-item>
                      <text:p text:style-name="Text_20_body_P1">Más eficiente</text:p>
                    </text:list-item>
                    <text:list-item>
                      <text:p text:style-name="Text_20_body_P1">Padre</text:p>
                      <text:list text:style-name="List_20_1">
                        <text:list-item>
                          <text:p text:style-name="Text_20_body_P1">class discriminator-value="valorpadre"</text:p>
                          <text:list text:style-name="List_20_1">
                            <text:list-item>
                              <text:p text:style-name="Text_20_body_P1">discriminator column="columnadiscriminador"</text:p>
                            </text:list-item>
                            <text:list-item>
                              <text:p text:style-name="Text_20_body_P1">properties del padr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Text_20_body_P1">Hijos</text:p>
                      <text:list text:style-name="List_20_1">
                        <text:list-item>
                          <text:p text:style-name="Text_20_body_P1">subclass discriminator-value="valorhijoconcreto" SIN table extends="clasepadre"</text:p>
                          <text:list text:style-name="List_20_1">
                            <text:list-item>
                              <text:p text:style-name="Text_20_body_P1">properties del hij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Text_20_body_P1">Tabla por clase con joins</text:p>
                  <text:list text:style-name="List_20_1">
                    <text:list-item>
                      <text:p text:style-name="Text_20_body_P1">Más flexible, estructurado</text:p>
                    </text:list-item>
                    <text:list-item>
                      <text:p text:style-name="Text_20_body_P1">Padre</text:p>
                      <text:list text:style-name="List_20_1">
                        <text:list-item>
                          <text:p text:style-name="Text_20_body_P1">Como si no tuviera herencia</text:p>
                          <text:list text:style-name="List_20_1">
                            <text:list-item>
                              <text:p text:style-name="Text_20_body_P1">properties del padr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Text_20_body_P1">Hijos</text:p>
                      <text:list text:style-name="List_20_1">
                        <text:list-item>
                          <text:p text:style-name="Text_20_body_P1">joined-subclass extends="clasepadre" table</text:p>
                          <text:list text:style-name="List_20_1">
                            <text:list-item>
                              <text:p text:style-name="Text_20_body_P1">properties del hij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Text_20_body_P1">Tabla por clase</text:p>
                  <text:list text:style-name="List_20_1">
                    <text:list-item>
                      <text:p text:style-name="Text_20_body_P1">Peor solución</text:p>
                    </text:list-item>
                    <text:list-item>
                      <text:p text:style-name="Text_20_body_P1">Cada una de las clases como si fueran individuales</text:p>
                    </text:list-item>
                    <text:list-item>
                      <text:p text:style-name="Text_20_body_P1">Se repiten los campos en los properties</text:p>
                    </text:list-item>
                    <text:list-item>
                      <text:p text:style-name="Text_20_body_P1">Padre</text:p>
                      <text:list text:style-name="List_20_1">
                        <text:list-item>
                          <text:p text:style-name="Text_20_body_P1">Como si no tuviera herencia</text:p>
                        </text:list-item>
                      </text:list>
                    </text:list-item>
                    <text:list-item>
                      <text:p text:style-name="Text_20_body_P1">Hijos</text:p>
                      <text:list text:style-name="List_20_1">
                        <text:list-item>
                          <text:p text:style-name="Text_20_body_P1">class</text:p>
                          <text:list text:style-name="List_20_1">
                            <text:list-item>
                              <text:p text:style-name="Text_20_body_P1">Todas las properties, tanto heredadas como propi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Consultas</text:p>
      <text:list text:style-name="List_20_1">
        <text:list-item>
          <text:p text:style-name="Text_20_body_P1">Basados en POO</text:p>
          <text:list text:style-name="List_20_1">
            <text:list-item>
              <text:p text:style-name="Text_20_body_P1">Criteria API</text:p>
              <text:list text:style-name="List_20_1">
                <text:list-item>
                  <text:p text:style-name="Text_20_body_P1">Métodos puros de java</text:p>
                </text:list-item>
                <text:list-item>
                  <text:p text:style-name="Text_20_body_P1">Lo puedes hacer sobre la marcha</text:p>
                </text:list-item>
                <text:list-item>
                  <text:p text:style-name="Text_20_body_P1">Se pueden coger algunos errores directamente en compilación</text:p>
                </text:list-item>
                <text:list-item>
                  <text:p text:style-name="Text_20_body_P1">Métodos agregados</text:p>
                </text:list-item>
                <text:list-item>
                  <text:p text:style-name="Text_20_body_P1">Query By Example</text:p>
                </text:list-item>
              </text:list>
            </text:list-item>
            <text:list-item>
              <text:p text:style-name="Text_20_body_P1">Hibernate Query Language</text:p>
              <text:list text:style-name="List_20_1">
                <text:list-item>
                  <text:p text:style-name="Text_20_body_P1">HQL</text:p>
                </text:list-item>
                <text:list-item>
                  <text:p text:style-name="Text_20_body_P1">Basado en SQL</text:p>
                </text:list-item>
                <text:list-item>
                  <text:p text:style-name="Text_20_body_P1">Se escribe en Strings</text:p>
                </text:list-item>
                <text:list-item>
                  <text:p text:style-name="Text_20_body_P1">Errores se verán en ejecución</text:p>
                </text:list-item>
              </text:list>
            </text:list-item>
          </text:list>
        </text:list-item>
        <text:list-item>
          <text:p text:style-name="Text_20_body_P1">SQL puro</text:p>
          <text:list text:style-name="List_20_1">
            <text:list-item>
              <text:p text:style-name="Text_20_body_P1">Native SQL</text:p>
            </text:list-item>
          </text:list>
        </text:list-item>
      </text:list>
      <text:p text:style-name="Text_20_body">Criteria API</text:p>
      <text:list text:style-name="List_20_1">
        <text:list-item>
          <text:p text:style-name="Text_20_body_P1">Criteria criteria = session.createCriteria(T.class)</text:p>
        </text:list-item>
        <text:list-item>
          <text:p text:style-name="Text_20_body_P1">criteria</text:p>
          <text:list text:style-name="List_20_1">
            <text:list-item>
              <text:p text:style-name="Text_20_body_P1">List&lt;T&gt; list()</text:p>
            </text:list-item>
            <text:list-item>
              <text:p text:style-name="Text_20_body_P1">Object uniqueResult()</text:p>
            </text:list-item>
            <text:list-item>
              <text:p text:style-name="Text_20_body_P1">setFirstResult(num)</text:p>
            </text:list-item>
            <text:list-item>
              <text:p text:style-name="Text_20_body_P1">setMaxResults(num)</text:p>
            </text:list-item>
            <text:list-item>
              <text:p text:style-name="Text_20_body_P1">add(Criterion)</text:p>
              <text:list text:style-name="List_20_1">
                <text:list-item>
                  <text:p text:style-name="Text_20_body_P1">Restrictions</text:p>
                  <text:list text:style-name="List_20_1">
                    <text:list-item>
                      <text:p text:style-name="Text_20_body_P1">eq("propiedad", valor)</text:p>
                      <text:list text:style-name="List_20_1">
                        <text:list-item>
                          <text:p text:style-name="Text_20_body_P1">==</text:p>
                        </text:list-item>
                      </text:list>
                    </text:list-item>
                    <text:list-item>
                      <text:p text:style-name="Text_20_body_P1">ne("propiedad", valor)</text:p>
                      <text:list text:style-name="List_20_1">
                        <text:list-item>
                          <text:p text:style-name="Text_20_body_P1">!=</text:p>
                        </text:list-item>
                      </text:list>
                    </text:list-item>
                    <text:list-item>
                      <text:p text:style-name="Text_20_body_P1">like("propiedad", "%texto%")</text:p>
                      <text:list text:style-name="List_20_1">
                        <text:list-item>
                          <text:p text:style-name="Text_20_body_P1">LIKE</text:p>
                        </text:list-item>
                      </text:list>
                    </text:list-item>
                    <text:list-item>
                      <text:p text:style-name="Text_20_body_P1">ilike("propiedad", "%texto%")</text:p>
                      <text:list text:style-name="List_20_1">
                        <text:list-item>
                          <text:p text:style-name="Text_20_body_P1">LIKE (ignora diferencia entre mayúsculas y minúsculas)</text:p>
                        </text:list-item>
                      </text:list>
                    </text:list-item>
                    <text:list-item>
                      <text:p text:style-name="Text_20_body_P1">isNull("propiedad")</text:p>
                    </text:list-item>
                    <text:list-item>
                      <text:p text:style-name="Text_20_body_P1">gt("propiedad", valor)</text:p>
                      <text:list text:style-name="List_20_1">
                        <text:list-item>
                          <text:p text:style-name="Text_20_body_P1">&gt;</text:p>
                        </text:list-item>
                      </text:list>
                    </text:list-item>
                    <text:list-item>
                      <text:p text:style-name="Text_20_body_P1">ge</text:p>
                      <text:list text:style-name="List_20_1">
                        <text:list-item>
                          <text:p text:style-name="Text_20_body_P1">&gt;=</text:p>
                        </text:list-item>
                      </text:list>
                    </text:list-item>
                    <text:list-item>
                      <text:p text:style-name="Text_20_body_P1">lt</text:p>
                      <text:list text:style-name="List_20_1">
                        <text:list-item>
                          <text:p text:style-name="Text_20_body_P1">&lt;</text:p>
                        </text:list-item>
                      </text:list>
                    </text:list-item>
                    <text:list-item>
                      <text:p text:style-name="Text_20_body_P1">le</text:p>
                      <text:list text:style-name="List_20_1">
                        <text:list-item>
                          <text:p text:style-name="Text_20_body_P1">&lt;=</text:p>
                        </text:list-item>
                      </text:list>
                    </text:list-item>
                    <text:list-item>
                      <text:p text:style-name="Text_20_body_P1">between("propiedad", inferior, superior)</text:p>
                    </text:list-item>
                    <text:list-item>
                      <text:p text:style-name="Text_20_body_P1">or(Criterion, Criterion)</text:p>
                      <text:list text:style-name="List_20_1">
                        <text:list-item>
                          <text:p text:style-name="Text_20_body_P1">||</text:p>
                        </text:list-item>
                      </text:list>
                    </text:list-item>
                  </text:list>
                </text:list-item>
                <text:list-item>
                  <text:p text:style-name="Text_20_body_P1">(Varios add, serían como un &amp;&amp;)</text:p>
                </text:list-item>
              </text:list>
            </text:list-item>
            <text:list-item>
              <text:p text:style-name="Text_20_body_P1">addOrder(Order)</text:p>
              <text:list text:style-name="List_20_1">
                <text:list-item>
                  <text:p text:style-name="Text_20_body_P1">Order.asc("propiedad")</text:p>
                </text:list-item>
                <text:list-item>
                  <text:p text:style-name="Text_20_body_P1">Order.desc("propiedad")</text:p>
                </text:list-item>
              </text:list>
            </text:list-item>
            <text:list-item>
              <text:p text:style-name="Text_20_body_P1">setProjection(Projections)</text:p>
              <text:list text:style-name="List_20_1">
                <text:list-item>
                  <text:p text:style-name="Text_20_body_P1">Projections</text:p>
                  <text:list text:style-name="List_20_1">
                    <text:list-item>
                      <text:p text:style-name="Text_20_body_P1">rowCount()</text:p>
                    </text:list-item>
                    <text:list-item>
                      <text:p text:style-name="Text_20_body_P1">avg("propiedad")</text:p>
                      <text:list text:style-name="List_20_1">
                        <text:list-item>
                          <text:p text:style-name="Text_20_body_P1">Media</text:p>
                        </text:list-item>
                      </text:list>
                    </text:list-item>
                    <text:list-item>
                      <text:p text:style-name="Text_20_body_P1">count("propiedad")</text:p>
                      <text:list text:style-name="List_20_1">
                        <text:list-item>
                          <text:p text:style-name="Text_20_body_P1">Cuenta si tiene valor</text:p>
                        </text:list-item>
                      </text:list>
                    </text:list-item>
                    <text:list-item>
                      <text:p text:style-name="Text_20_body_P1">countDistinct("propiedad")</text:p>
                      <text:list text:style-name="List_20_1">
                        <text:list-item>
                          <text:p text:style-name="Text_20_body_P1">Sin repetidos</text:p>
                        </text:list-item>
                      </text:list>
                    </text:list-item>
                    <text:list-item>
                      <text:p text:style-name="Text_20_body_P1">max("propiedad")</text:p>
                    </text:list-item>
                    <text:list-item>
                      <text:p text:style-name="Text_20_body_P1">min("propiedad")</text:p>
                    </text:list-item>
                    <text:list-item>
                      <text:p text:style-name="Text_20_body_P1">sum("propiedad")</text:p>
                    </text:list-item>
                    <text:list-item>
                      <text:p text:style-name="Text_20_body_P1">ProjectionList projectionList()</text:p>
                      <text:list text:style-name="List_20_1">
                        <text:list-item>
                          <text:p text:style-name="Text_20_body_P1">add(Projection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Text_20_body_P1">setFetchMode("propiedadquetienerelacion", FetchMode)</text:p>
              <text:list text:style-name="List_20_1">
                <text:list-item>
                  <text:p text:style-name="Text_20_body_P1">FetchMode</text:p>
                  <text:list text:style-name="List_20_1">
                    <text:list-item>
                      <text:p text:style-name="Text_20_body_P1">DEFAULT</text:p>
                      <text:list text:style-name="List_20_1">
                        <text:list-item>
                          <text:p text:style-name="Text_20_body_P1">Como esté marcado por defecto</text:p>
                        </text:list-item>
                        <text:list-item>
                          <text:p text:style-name="Text_20_body_P1">hbm.xml</text:p>
                        </text:list-item>
                      </text:list>
                    </text:list-item>
                    <text:list-item>
                      <text:p text:style-name="Text_20_body_P1">JOIN</text:p>
                      <text:list text:style-name="List_20_1">
                        <text:list-item>
                          <text:p text:style-name="Text_20_body_P1">OUTER JOIN</text:p>
                        </text:list-item>
                        <text:list-item>
                          <text:p text:style-name="Text_20_body_P1">(EAGER)</text:p>
                        </text:list-item>
                      </text:list>
                    </text:list-item>
                    <text:list-item>
                      <text:p text:style-name="Text_20_body_P1">SELECT</text:p>
                      <text:list text:style-name="List_20_1">
                        <text:list-item>
                          <text:p text:style-name="Text_20_body_P1">Se hará una segunda SELECT para los datos asociados bajo demanda</text:p>
                        </text:list-item>
                        <text:list-item>
                          <text:p text:style-name="Text_20_body_P1">(LAZY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_P1">QBE</text:p>
          <text:list text:style-name="List_20_1">
            <text:list-item>
              <text:p text:style-name="Text_20_body_P1">Query By Example</text:p>
              <text:list text:style-name="List_20_1">
                <text:list-item>
                  <text:p text:style-name="Text_20_body_P1">Example</text:p>
                  <text:list text:style-name="List_20_1">
                    <text:list-item>
                      <text:p text:style-name="Text_20_body_P1">Criterion create(objeto)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HQL</text:p>
      <text:p text:style-name="Text_20_body">Hibernate Query Language</text:p>
      <text:p text:style-name="Text_20_body">Cláusulas</text:p>
      <text:p text:style-name="Text_20_body">select</text:p>
      <text:p text:style-name="Text_20_body">(opcional)</text:p>
      <text:p text:style-name="Text_20_body">Indica el o los objetos que se van a devolver</text:p>
      <text:p text:style-name="Text_20_body">from NombreClase</text:p>
      <text:p text:style-name="Text_20_body">as alias</text:p>
      <text:p text:style-name="Text_20_body">join</text:p>
      <text:p text:style-name="Text_20_body">inner</text:p>
      <text:p text:style-name="Text_20_body">outer</text:p>
      <text:p text:style-name="Text_20_body">left</text:p>
      <text:p text:style-name="Text_20_body">right</text:p>
      <text:p text:style-name="Text_20_body">where</text:p>
      <text:p text:style-name="Text_20_body">like</text:p>
      <text:p text:style-name="Text_20_body">...</text:p>
      <text:p text:style-name="Text_20_body">Referencias</text:p>
      <text:list text:style-name="List_20_1">
        <text:list-item>
          <text:a xlink:type="simple" xlink:href="https://docs.jboss.org/hibernate/orm/current/quickstart/html_single/">https://docs.jboss.org/hibernate/orm/current/quickstart/html_single/</text:a>
          <text:p text:style-name="Text_20_body">
<text:a xlink:type="simple" xlink:href="https://docs.jboss.org/hibernate/orm/current/quickstart/html_single/">https://docs.jboss.org/hibernate/orm/current/quickstart/html_single/</text:a>
</text:p>
        </text:list-item>
        <text:list-item>
          <text:a xlink:type="simple" xlink:href="https://www.mkyong.com/">https://www.mkyong.com/</text:a>
          <text:p text:style-name="Text_20_body">
<text:a xlink:type="simple" xlink:href="https://www.mkyong.com/">https://www.mkyong.com/</text:a>
</text:p>
        </text:list-item>
        <text:list-item>
          <text:a xlink:type="simple" xlink:href="https://www.baeldung.com/">https://www.baeldung.com/</text:a>
          <text:p text:style-name="Text_20_body">
<text:a xlink:type="simple" xlink:href="https://www.baeldung.com/">https://www.baeldung.com/</text:a>
</text:p>
        </text:list-item>
      </text:list>
      <text:p text:style-name="Text_20_body"/>
    </office:text>
  </office:body>
</office:document-content>
</file>

<file path=styles.xml><?xml version="1.0" encoding="utf-8"?>
<office:document-styles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fo="urn:oasis:names:tc:opendocument:xmlns:xsl-fo-compatible:1.0" xmlns:xlink="http://www.w3.org/1999/xlink" xmlns:office="urn:oasis:names:tc:opendocument:xmlns:office:1.0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family="paragraph" style:class="text" style:parent-style-name="Text_20_body" style:name="Text_body_Note" style:display-name="Text body Note"/>
    <style:style style:family="paragraph" style:class="text" style:parent-style-name="Text_20_body" style:name="Text_body_Details" style:display-name="Text body Details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class="text" style:next-style-name="Text_20_body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List_20_1" style:family="paragraph" style:display-name="List 1" style:parent-style-name="List" style:class="list"/>
    <style:style style:name="Numbering_20_1" style:family="paragraph" style:display-name="Numbering 1" style:parent-style-name="List" style:class="list"/>
    <style:style style:name="Error" style:family="paragraph" style:parent-style-name="Text_20_body">
      <style:paragraph-properties style:border-line-width="0.026cm 0.062cm 0.053cm" fo:padding="0.15cm" fo:border="4pt double #ff0000"/>
    </style:style>
    <style:style style:name="ErrorIntro" style:family="text">
      <style:text-properties fo:color="#ff0000" style:text-line-through-style="none" style:text-line-through-width="none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family="paragraph" style:class="text" style:parent-style-name="Text_20_body" style:name="details" style:display-name="details">
      <style:text-properties fo:color="#000000" fo:font-size="10pt"/>
      <style:paragraph-properties fo:background-color=""/>
    </style:style>
    <style:style style:family="paragraph" style:class="text" style:parent-style-name="details" style:name="details_Details" style:display-name="details Details"/>
    <style:style style:family="paragraph" style:class="text" style:parent-style-name="details" style:name="details_Note" style:display-name="details Note"/>
    <style:style style:family="paragraph" style:class="text" style:parent-style-name="Text_20_body" style:name="attributes" style:display-name="attributes">
      <style:text-properties fo:color="#000000" fo:font-size="9pt"/>
      <style:paragraph-properties fo:background-color=""/>
    </style:style>
    <style:style style:family="paragraph" style:class="text" style:parent-style-name="attributes" style:name="attributes_Details" style:display-name="attributes Details"/>
    <style:style style:family="paragraph" style:class="text" style:parent-style-name="attributes" style:name="attributes_Note" style:display-name="attributes Note"/>
    <style:style style:family="paragraph" style:class="text" style:parent-style-name="Text_20_body" style:name="note" style:display-name="note">
      <style:text-properties fo:color="#000000" fo:font-size="10pt"/>
      <style:paragraph-properties fo:background-color="#ffffff"/>
    </style:style>
    <style:style style:family="paragraph" style:class="text" style:parent-style-name="note" style:name="note_Details" style:display-name="note Details"/>
    <style:style style:family="paragraph" style:class="text" style:parent-style-name="note" style:name="note_Note" style:display-name="note Note"/>
    <style:style style:family="paragraph" style:class="text" style:parent-style-name="Text_20_body" style:name="floating" style:display-name="floating">
      <style:text-properties fo:color="#000000" fo:font-size="10pt"/>
      <style:paragraph-properties fo:background-color=""/>
    </style:style>
    <style:style style:family="paragraph" style:class="text" style:parent-style-name="floating" style:name="floating_Details" style:display-name="floating Details"/>
    <style:style style:family="paragraph" style:class="text" style:parent-style-name="floating" style:name="floating_Note" style:display-name="floating Note"/>
    <text:outline-style>
      <text:outline-level-style style:num-format="1" text:level="1" text:display-levels="1">
        <style:list-level-properties text:min-label-distance="0.381cm"/>
      </text:outline-level-style>
      <text:outline-level-style style:num-format="1" text:level="2" text:display-levels="2">
        <style:list-level-properties text:min-label-distance="0.381cm"/>
      </text:outline-level-style>
      <text:outline-level-style style:num-format="1" text:level="3" text:display-levels="3">
        <style:list-level-properties text:min-label-distance="0.381cm"/>
      </text:outline-level-style>
      <text:outline-level-style style:num-format="1" text:level="4" text:display-levels="4">
        <style:list-level-properties text:min-label-distance="0.381cm"/>
      </text:outline-level-style>
      <text:outline-level-style style:num-format="1" text:level="5" text:display-levels="5">
        <style:list-level-properties text:min-label-distance="0.381cm"/>
      </text:outline-level-style>
      <text:outline-level-style style:num-format="1" text:level="6" text:display-levels="6">
        <style:list-level-properties text:min-label-distance="0.381cm"/>
      </text:outline-level-style>
      <text:outline-level-style style:num-format="1" text:level="7" text:display-levels="7">
        <style:list-level-properties text:min-label-distance="0.381cm"/>
      </text:outline-level-style>
      <text:outline-level-style style:num-format="1" text:level="8" text:display-levels="8">
        <style:list-level-properties text:min-label-distance="0.381cm"/>
      </text:outline-level-style>
      <text:outline-level-style style:num-format="1" text:level="9" text:display-levels="9">
        <style:list-level-properties text:min-label-distance="0.381cm"/>
      </text:outline-level-style>
      <text:outline-level-style style:num-format="1" text:level="10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style-name="Numbering_20_Symbols" style:num-suffix="." style:num-format="1" text:level="1">
        <style:list-level-properties text:list-level-position-and-space-mode="label-alignment">
          <style:list-level-label-alignment text:label-followed-by="listtab" text:list-tab-stop-position="5mm" fo:margin-left="5mm" fo:text-indent="-5mm"/>
        </style:list-level-properties>
      </text:list-level-style-number>
      <text:list-level-style-number text:style-name="Numbering_20_Symbols" style:num-suffix="." style:num-format="1" text:level="2">
        <style:list-level-properties text:list-level-position-and-space-mode="label-alignment">
          <style:list-level-label-alignment text:label-followed-by="listtab" text:list-tab-stop-position="10mm" fo:margin-left="10mm" fo:text-indent="-5mm"/>
        </style:list-level-properties>
      </text:list-level-style-number>
      <text:list-level-style-number text:style-name="Numbering_20_Symbols" style:num-suffix="." style:num-format="1" text:level="3">
        <style:list-level-properties text:list-level-position-and-space-mode="label-alignment">
          <style:list-level-label-alignment text:label-followed-by="listtab" text:list-tab-stop-position="15mm" fo:margin-left="15mm" fo:text-indent="-5mm"/>
        </style:list-level-properties>
      </text:list-level-style-number>
      <text:list-level-style-number text:style-name="Numbering_20_Symbols" style:num-suffix="." style:num-format="1" text:level="4">
        <style:list-level-properties text:list-level-position-and-space-mode="label-alignment">
          <style:list-level-label-alignment text:label-followed-by="listtab" text:list-tab-stop-position="20mm" fo:margin-left="20mm" fo:text-indent="-5mm"/>
        </style:list-level-properties>
      </text:list-level-style-number>
      <text:list-level-style-number text:style-name="Numbering_20_Symbols" style:num-suffix="." style:num-format="1" text:level="5">
        <style:list-level-properties text:list-level-position-and-space-mode="label-alignment">
          <style:list-level-label-alignment text:label-followed-by="listtab" text:list-tab-stop-position="25mm" fo:margin-left="25mm" fo:text-indent="-5mm"/>
        </style:list-level-properties>
      </text:list-level-style-number>
      <text:list-level-style-number text:style-name="Numbering_20_Symbols" style:num-suffix="." style:num-format="1" text:level="6">
        <style:list-level-properties text:list-level-position-and-space-mode="label-alignment">
          <style:list-level-label-alignment text:label-followed-by="listtab" text:list-tab-stop-position="30mm" fo:margin-left="30mm" fo:text-indent="-5mm"/>
        </style:list-level-properties>
      </text:list-level-style-number>
      <text:list-level-style-number text:style-name="Numbering_20_Symbols" style:num-suffix="." style:num-format="1" text:level="7">
        <style:list-level-properties text:list-level-position-and-space-mode="label-alignment">
          <style:list-level-label-alignment text:label-followed-by="listtab" text:list-tab-stop-position="35mm" fo:margin-left="35mm" fo:text-indent="-5mm"/>
        </style:list-level-properties>
      </text:list-level-style-number>
      <text:list-level-style-number text:style-name="Numbering_20_Symbols" style:num-suffix="." style:num-format="1" text:level="8">
        <style:list-level-properties text:list-level-position-and-space-mode="label-alignment">
          <style:list-level-label-alignment text:label-followed-by="listtab" text:list-tab-stop-position="40mm" fo:margin-left="40mm" fo:text-indent="-5mm"/>
        </style:list-level-properties>
      </text:list-level-style-number>
      <text:list-level-style-number text:style-name="Numbering_20_Symbols" style:num-suffix="." style:num-format="1" text:level="9">
        <style:list-level-properties text:list-level-position-and-space-mode="label-alignment">
          <style:list-level-label-alignment text:label-followed-by="listtab" text:list-tab-stop-position="45mm" fo:margin-left="45mm" fo:text-indent="-5mm"/>
        </style:list-level-properties>
      </text:list-level-style-number>
      <text:list-level-style-number text:style-name="Numbering_20_Symbols" style:num-suffix="." style:num-format="1" text:level="10">
        <style:list-level-properties text:list-level-position-and-space-mode="label-alignment">
          <style:list-level-label-alignment text:label-followed-by="listtab" text:list-tab-stop-position="50mm" fo:margin-left="50mm" fo:text-indent="-5mm"/>
        </style:list-level-properties>
      </text:list-level-style-number>
    </text:list-style>
    <text:list-style style:name="List_20_1" style:display-name="List 1">
      <text:list-level-style-bullet text:style-name="Bullet_20_Symbols" text:level="1" text:bullet-char="●">
        <style:list-level-properties text:list-level-position-and-space-mode="label-alignment">
          <style:list-level-label-alignment text:label-followed-by="listtab" text:list-tab-stop-position="4mm" fo:margin-left="4mm" fo:text-indent="-4mm"/>
        </style:list-level-properties>
      </text:list-level-style-bullet>
      <text:list-level-style-bullet text:style-name="Bullet_20_Symbols" text:level="2" text:bullet-char="○">
        <style:list-level-properties text:list-level-position-and-space-mode="label-alignment">
          <style:list-level-label-alignment text:label-followed-by="listtab" text:list-tab-stop-position="8mm" fo:margin-left="8mm" fo:text-indent="-4mm"/>
        </style:list-level-properties>
      </text:list-level-style-bullet>
      <text:list-level-style-bullet text:style-name="Bullet_20_Symbols" text:level="3" text:bullet-char="■">
        <style:list-level-properties text:list-level-position-and-space-mode="label-alignment">
          <style:list-level-label-alignment text:label-followed-by="listtab" text:list-tab-stop-position="12mm" fo:margin-left="12mm" fo:text-indent="-4mm"/>
        </style:list-level-properties>
      </text:list-level-style-bullet>
      <text:list-level-style-bullet text:style-name="Bullet_20_Symbols" text:level="4" text:bullet-char="●">
        <style:list-level-properties text:list-level-position-and-space-mode="label-alignment">
          <style:list-level-label-alignment text:label-followed-by="listtab" text:list-tab-stop-position="16mm" fo:margin-left="16mm" fo:text-indent="-4mm"/>
        </style:list-level-properties>
      </text:list-level-style-bullet>
      <text:list-level-style-bullet text:style-name="Bullet_20_Symbols" text:level="5" text:bullet-char="○">
        <style:list-level-properties text:list-level-position-and-space-mode="label-alignment">
          <style:list-level-label-alignment text:label-followed-by="listtab" text:list-tab-stop-position="20mm" fo:margin-left="20mm" fo:text-indent="-4mm"/>
        </style:list-level-properties>
      </text:list-level-style-bullet>
      <text:list-level-style-bullet text:style-name="Bullet_20_Symbols" text:level="6" text:bullet-char="■">
        <style:list-level-properties text:list-level-position-and-space-mode="label-alignment">
          <style:list-level-label-alignment text:label-followed-by="listtab" text:list-tab-stop-position="24mm" fo:margin-left="24mm" fo:text-indent="-4mm"/>
        </style:list-level-properties>
      </text:list-level-style-bullet>
      <text:list-level-style-bullet text:style-name="Bullet_20_Symbols" text:level="7" text:bullet-char="●">
        <style:list-level-properties text:list-level-position-and-space-mode="label-alignment">
          <style:list-level-label-alignment text:label-followed-by="listtab" text:list-tab-stop-position="28mm" fo:margin-left="28mm" fo:text-indent="-4mm"/>
        </style:list-level-properties>
      </text:list-level-style-bullet>
      <text:list-level-style-bullet text:style-name="Bullet_20_Symbols" text:level="8" text:bullet-char="○">
        <style:list-level-properties text:list-level-position-and-space-mode="label-alignment">
          <style:list-level-label-alignment text:label-followed-by="listtab" text:list-tab-stop-position="32mm" fo:margin-left="32mm" fo:text-indent="-4mm"/>
        </style:list-level-properties>
      </text:list-level-style-bullet>
      <text:list-level-style-bullet text:style-name="Bullet_20_Symbols" text:level="9" text:bullet-char="■">
        <style:list-level-properties text:list-level-position-and-space-mode="label-alignment">
          <style:list-level-label-alignment text:label-followed-by="listtab" text:list-tab-stop-position="36mm" fo:margin-left="36mm" fo:text-indent="-4mm"/>
        </style:list-level-properties>
      </text:list-level-style-bullet>
      <text:list-level-style-bullet text:style-name="Bullet_20_Symbols" text:level="10" text:bullet-char="●">
        <style:list-level-properties text:list-level-position-and-space-mode="label-alignment">
          <style:list-level-label-alignment text:label-followed-by="listtab" text:list-tab-stop-position="40mm" fo:margin-left="40mm" fo:text-indent="-4m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